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42.84pt" svg:y="207.61pt">
            <loext:p draw:notify-on-update-of-ranges="Sheet1.I17:Sheet1.I17 Sheet1.I18:Sheet1.I23 Sheet1.J17:Sheet1.J17 Sheet1.J18:Sheet1.J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94.85pt" svg:y="118.03pt">
            <loext:p draw:notify-on-update-of-ranges="Sheet1.B10:Sheet1.B10 Sheet1.B11:Sheet1.B16 Sheet1.C10:Sheet1.C10 Sheet1.C11:Sheet1.C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9">
          <table:table-cell table:number-columns-repeated="10"/>
        </table:table-row>
        <table:table-row table:style-name="ro1">
          <table:table-cell/>
          <table:table-cell office:value-type="string" calcext:value-type="string">
            <text:p>n_hidden_nodes</text:p>
          </table:table-cell>
          <table:table-cell office:value-type="string" calcext:value-type="string">
            <text:p>MSR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00691784638911486" calcext:value-type="float">
            <text:p>0.00691784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00696646561846137" calcext:value-type="float">
            <text:p>0.00696646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0070803607814014" calcext:value-type="float">
            <text:p>0.00708036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00723250163719058" calcext:value-type="float">
            <text:p>0.00723250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0731981825083494" calcext:value-type="float">
            <text:p>0.00731981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0775311654433608" calcext:value-type="float">
            <text:p>0.007753116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n_epoches</text:p>
          </table:table-cell>
          <table:table-cell office:value-type="string" calcext:value-type="string">
            <text:p>MSR</text:p>
          </table:table-cell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0.00629006931558251" calcext:value-type="float">
            <text:p>0.0062900693</text:p>
          </table:table-cell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0.00679908785969019" calcext:value-type="float">
            <text:p>0.0067990879</text:p>
          </table:table-cell>
        </table:table-row>
        <table:table-row table:style-name="ro1"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0.00723266694694757" calcext:value-type="float">
            <text:p>0.0072326669</text:p>
          </table:table-cell>
        </table:table-row>
        <table:table-row table:style-name="ro1"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0.00709441630169749" calcext:value-type="float">
            <text:p>0.0070944163</text:p>
          </table:table-cell>
        </table:table-row>
        <table:table-row table:style-name="ro1"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0.00694908993318677" calcext:value-type="float">
            <text:p>0.0069490899</text:p>
          </table:table-cell>
        </table:table-row>
        <table:table-row table:style-name="ro1"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0.00686953589320183" calcext:value-type="float">
            <text:p>0.0068695359</text:p>
          </table:table-cell>
        </table:table-row>
        <table:table-row table:style-name="ro1" table:number-rows-repeated="1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_hidden_layers</text:p>
          </table:table-cell>
          <table:table-cell office:value-type="string" calcext:value-type="string">
            <text:p>MS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70803607814014" calcext:value-type="float">
            <text:p>0.00708036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625380454584956" calcext:value-type="float">
            <text:p>0.00625380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603635469451547" calcext:value-type="float">
            <text:p>0.00603635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598840229213238" calcext:value-type="float">
            <text:p>0.0059884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591964460909367" calcext:value-type="float">
            <text:p>0.00591964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589659344404936" calcext:value-type="float">
            <text:p>0.005896593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4:28:32.505165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20:40:57.295137752</meta:creation-date>
    <dc:date>2017-04-18T18:46:37.839216475</dc:date>
    <meta:editing-duration>PT43M8S</meta:editing-duration>
    <meta:editing-cycles>2</meta:editing-cycles>
    <meta:generator>LibreOffice/5.1.6.2$Linux_X86_64 LibreOffice_project/10m0$Build-2</meta:generator>
    <meta:document-statistic meta:table-count="1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3.297cm" svg:y="0.489cm" style:legend-expansion="custom" chartooo:width="1.901cm" chartooo:height="0.598cm" style:legend-expansion-aspect-ratio="3.17892976588629" chart:style-name="ch2"/>
        <chart:plot-area chart:style-name="ch3" table:cell-range-address="Sheet1.I17:Sheet1.J23" chart:data-source-has-labels="row" svg:x="0.32cm" svg:y="0.18cm" svg:width="15.36cm" svg:height="8.64cm">
          <chartooo:coordinate-region svg:x="1.603cm" svg:y="0.379cm" svg:width="13.797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18:Sheet1.J23" chart:label-cell-address="Sheet1.J17:Sheet1.J17" chart:class="chart:scatter">
            <chart:domain table:cell-range-address="Sheet1.I18:Sheet1.I2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SR</text:p>
                <draw:g>
                  <svg:desc>Sheet1.J17:Sheet1.J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I18:Sheet1.I23</svg:desc>
                </draw:g>
              </table:table-cell>
              <table:table-cell office:value-type="float" office:value="0.00629006931558251">
                <text:p>0.00629006931558251</text:p>
                <draw:g>
                  <svg:desc>Sheet1.J18:Sheet1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679908785969019">
                <text:p>0.00679908785969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0723266694694757">
                <text:p>0.00723266694694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0.00709441630169749">
                <text:p>0.007094416301697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00694908993318677">
                <text:p>0.006949089933186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00686953589320183">
                <text:p>0.00686953589320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3.161cm" svg:y="0.578cm" style:legend-expansion="custom" chartooo:width="1.901cm" chartooo:height="0.598cm" style:legend-expansion-aspect-ratio="3.17892976588629" chart:style-name="ch2"/>
        <chart:plot-area chart:style-name="ch3" table:cell-range-address="Sheet1.B10:Sheet1.C16" chart:data-source-has-labels="row" svg:x="0.32cm" svg:y="0.18cm" svg:width="15.36cm" svg:height="8.64cm">
          <chartooo:coordinate-region svg:x="1.603cm" svg:y="0.379cm" svg:width="13.79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1:Sheet1.C16" chart:label-cell-address="Sheet1.C10:Sheet1.C10" chart:class="chart:scatter">
            <chart:domain table:cell-range-address="Sheet1.B11:Sheet1.B16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SR</text:p>
                <draw:g>
                  <svg:desc>Sheet1.C10:Sheet1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">
                <text:p>700</text:p>
                <draw:g>
                  <svg:desc>Sheet1.B11:Sheet1.B16</svg:desc>
                </draw:g>
              </table:table-cell>
              <table:table-cell office:value-type="float" office:value="0.00691784638911486">
                <text:p>0.00691784638911486</text:p>
                <draw:g>
                  <svg:desc>Sheet1.C11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.00696646561846137">
                <text:p>0.00696646561846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0070803607814014">
                <text:p>0.0070803607814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723250163719058">
                <text:p>0.00723250163719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0.00731981825083494">
                <text:p>0.00731981825083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00775311654433608">
                <text:p>0.007753116544336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